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T3" style:parent-style-name="DefaultParagraphFont" style:family="text">
      <style:text-properties fo:font-size="28pt" style:font-size-asian="28pt" style:font-size-complex="28pt"/>
    </style:style>
    <style:style style:name="T4" style:parent-style-name="DefaultParagraphFont" style:family="text">
      <style:text-properties fo:font-size="28pt" style:font-size-asian="28pt" style:font-size-complex="28pt"/>
    </style:style>
    <style:style style:name="P5" style:parent-style-name="Heading1" style:list-style-name="LFO39" style:family="paragraph">
      <style:text-properties style:use-window-font-color="true" style:font-size-complex="12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style="italic" style:font-style-asian="italic" style:font-style-complex="italic" fo:color="#8DBB70"/>
    </style:style>
    <style:style style:name="T8" style:parent-style-name="DefaultParagraphFont" style:family="text">
      <style:text-properties fo:font-style="italic" style:font-style-asian="italic" style:font-style-complex="italic" fo:color="#8DBB70"/>
    </style:style>
    <style:style style:name="T9" style:parent-style-name="DefaultParagraphFont" style:family="text">
      <style:text-properties fo:font-style="italic" style:font-style-asian="italic" style:font-style-complex="italic" fo:color="#8DBB70"/>
    </style:style>
    <style:style style:name="T10" style:parent-style-name="DefaultParagraphFont" style:family="text">
      <style:text-properties fo:font-style="italic" style:font-style-asian="italic" style:font-style-complex="italic" fo:color="#8DBB70"/>
    </style:style>
    <style:style style:name="T11" style:parent-style-name="DefaultParagraphFont" style:family="text">
      <style:text-properties fo:font-style="italic" style:font-style-asian="italic" style:font-style-complex="italic" fo:color="#8DBB70"/>
    </style:style>
    <style:style style:name="T12" style:parent-style-name="DefaultParagraphFont" style:family="text">
      <style:text-properties fo:font-style="italic" style:font-style-asian="italic" style:font-style-complex="italic" fo:color="#8DBB70"/>
    </style:style>
    <style:style style:name="T13" style:parent-style-name="DefaultParagraphFont" style:family="text">
      <style:text-properties fo:font-style="italic" style:font-style-asian="italic" style:font-style-complex="italic" fo:color="#8DBB70"/>
    </style:style>
    <style:style style:name="P14" style:parent-style-name="Heading1" style:list-style-name="LFO39" style:family="paragraph">
      <style:text-properties style:use-window-font-color="true" style:font-size-complex="12pt"/>
    </style:style>
    <style:style style:name="P15" style:parent-style-name="Normal" style:family="paragraph">
      <style:paragraph-properties fo:text-indent="0.5in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style:font-size-complex="11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Heading1" style:list-style-name="LFO39" style:family="paragraph">
      <style:text-properties style:use-window-font-color="true" style:font-size-complex="12pt"/>
    </style:style>
    <style:style style:name="P23" style:parent-style-name="Normal" style:family="paragraph">
      <style:paragraph-properties fo:text-indent="0.5i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style="italic" style:font-style-asian="italic" style:font-style-complex="italic" fo:color="#8DBB70"/>
    </style:style>
    <style:style style:name="P26" style:parent-style-name="Heading1" style:list-style-name="LFO39" style:family="paragraph"/>
    <style:style style:name="P27" style:parent-style-name="Normal" style:family="paragraph">
      <style:paragraph-properties fo:text-indent="0.5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style="italic" style:font-style-asian="italic" style:font-style-complex="italic" fo:color="#8DBB70"/>
    </style:style>
    <style:style style:name="P30" style:parent-style-name="Heading1" style:list-style-name="LFO39" style:family="paragraph"/>
    <style:style style:name="P31" style:parent-style-name="Normal" style:family="paragraph">
      <style:paragraph-properties style:text-autospace="none" fo:margin-bottom="0in" fo:line-height="100%" fo:margin-left="0.2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1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56" style:parent-style-name="Normal" style:family="paragraph">
      <style:paragraph-properties style:text-autospace="none" fo:margin-bottom="0in" fo:line-height="100%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8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3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6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0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6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P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7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3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7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0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07" style:parent-style-name="Normal" style:family="paragraph">
      <style:paragraph-properties style:text-autospace="none" fo:margin-bottom="0in" fo:line-height="100%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0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3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7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2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5" style:parent-style-name="Normal" style:family="paragraph">
      <style:paragraph-properties style:text-autospace="none" fo:margin-bottom="0in" fo:line-height="100%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27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30" style:parent-style-name="Normal" style:family="paragraph">
      <style:paragraph-properties style:text-autospace="none" fo:margin-bottom="0in" fo:line-height="100%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0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2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8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6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3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T174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T175" style:parent-style-name="DefaultParagraphFont" style:family="text">
      <style:text-properties style:font-name="Consolas" style:font-name-complex="Consolas" fo:font-style="italic" style:font-style-asian="italic" style:font-style-complex="italic" fo:color="#8DBB70" fo:font-size="9.5pt" style:font-size-asian="9.5pt" style:font-size-complex="9.5pt" fo:language="ro" fo:country="RO"/>
    </style:style>
    <style:style style:name="P176" style:parent-style-name="Normal" style:family="paragraph">
      <style:paragraph-properties fo:text-indent="0.5in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77" style:parent-style-name="Heading1" style:list-style-name="LFO39" style:family="paragraph"/>
    <style:style style:name="P178" style:parent-style-name="Normal" style:family="paragraph">
      <style:paragraph-properties style:text-autospace="none" fo:margin-bottom="0in" fo:line-height="100%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fo:font-style="italic" style:font-style-asian="italic" style:font-style-complex="italic" fo:color="#8DBB70"/>
    </style:style>
    <style:style style:name="T181" style:parent-style-name="DefaultParagraphFont" style:family="text">
      <style:text-properties fo:font-style="italic" style:font-style-asian="italic" style:font-style-complex="italic" fo:color="#8DBB70"/>
    </style:style>
    <style:style style:name="T182" style:parent-style-name="DefaultParagraphFont" style:family="text">
      <style:text-properties fo:font-style="italic" style:font-style-asian="italic" style:font-style-complex="italic" fo:color="#8DBB70"/>
    </style:style>
    <style:style style:name="T183" style:parent-style-name="DefaultParagraphFont" style:family="text">
      <style:text-properties fo:font-style="italic" style:font-style-asian="italic" style:font-style-complex="italic" fo:color="#8DBB70"/>
    </style:style>
    <style:style style:name="T184" style:parent-style-name="DefaultParagraphFont" style:family="text">
      <style:text-properties fo:font-style="italic" style:font-style-asian="italic" style:font-style-complex="italic" fo:color="#8DBB70"/>
    </style:style>
    <style:style style:name="T185" style:parent-style-name="DefaultParagraphFont" style:family="text">
      <style:text-properties fo:font-style="italic" style:font-style-asian="italic" style:font-style-complex="italic" fo:color="#8DBB70"/>
    </style:style>
    <style:style style:name="T186" style:parent-style-name="DefaultParagraphFont" style:family="text">
      <style:text-properties fo:font-style="italic" style:font-style-asian="italic" style:font-style-complex="italic" fo:color="#8DBB70"/>
    </style:style>
    <style:style style:name="T187" style:parent-style-name="DefaultParagraphFont" style:family="text">
      <style:text-properties fo:font-style="italic" style:font-style-asian="italic" style:font-style-complex="italic" fo:color="#8DBB70"/>
    </style:style>
    <style:style style:name="T188" style:parent-style-name="DefaultParagraphFont" style:family="text">
      <style:text-properties fo:font-style="italic" style:font-style-asian="italic" style:font-style-complex="italic" fo:color="#8DBB70"/>
    </style:style>
    <style:style style:name="T189" style:parent-style-name="DefaultParagraphFont" style:family="text">
      <style:text-properties fo:font-style="italic" style:font-style-asian="italic" style:font-style-complex="italic" fo:color="#8DBB70"/>
    </style:style>
    <style:style style:name="T190" style:parent-style-name="DefaultParagraphFont" style:family="text">
      <style:text-properties fo:font-style="italic" style:font-style-asian="italic" style:font-style-complex="italic" fo:color="#8DBB70"/>
    </style:style>
    <style:style style:name="T191" style:parent-style-name="DefaultParagraphFont" style:family="text">
      <style:text-properties fo:font-style="italic" style:font-style-asian="italic" style:font-style-complex="italic" fo:color="#8DBB70"/>
    </style:style>
    <style:style style:name="T192" style:parent-style-name="DefaultParagraphFont" style:family="text">
      <style:text-properties fo:font-style="italic" style:font-style-asian="italic" style:font-style-complex="italic" fo:color="#8DBB70"/>
    </style:style>
    <style:style style:name="T193" style:parent-style-name="DefaultParagraphFont" style:family="text">
      <style:text-properties fo:font-style="italic" style:font-style-asian="italic" style:font-style-complex="italic" fo:color="#8DBB70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97" style:parent-style-name="Normal" style:family="paragraph">
      <style:paragraph-properties style:text-autospace="none" fo:margin-bottom="0in" fo:line-height="100%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9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13" style:parent-style-name="Normal" style:family="paragraph">
      <style:paragraph-properties style:text-autospace="none" fo:margin-bottom="0in" fo:line-height="100%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17" style:parent-style-name="Normal" style:family="paragraph">
      <style:paragraph-properties style:text-autospace="none" fo:margin-bottom="0in" fo:line-height="100%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23" style:parent-style-name="Normal" style:family="paragraph">
      <style:paragraph-properties style:text-autospace="none" fo:margin-bottom="0in" fo:line-height="100%"/>
    </style:style>
    <style:style style:name="T22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1" style:parent-style-name="Normal" style:family="paragraph">
      <style:paragraph-properties style:text-autospace="none" fo:margin-bottom="0in" fo:line-height="100%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3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3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6" style:parent-style-name="Normal" style:family="paragraph">
      <style:paragraph-properties style:text-autospace="none" fo:margin-bottom="0in" fo:line-height="100%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3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7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4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9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52" style:parent-style-name="Normal" style:family="paragraph">
      <style:paragraph-properties style:text-autospace="none" fo:margin-bottom="0in" fo:line-height="100%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6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61" style:parent-style-name="Normal" style:family="paragraph">
      <style:paragraph-properties style:text-autospace="none" fo:margin-bottom="0in" fo:line-height="100%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P2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7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9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7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<text:span text:style-name="T3">Tema 2</text:span><text:span text:style-name="T4"><text:line-break/></text:span>Nicoleta Radu, subgrupa 4<text:line-break/><text:line-break/><text:line-break/></text:p>
      <text:list text:style-name="LFO39" text:continue-numbering="true">
        <text:list-item>
          <text:p text:style-name="P5">Aria<text:s/>Triunghi</text:p>
        </text:list-item>
      </text:list>
      <text:p text:style-name="Normal">Se dau trei numere intregi, a, b si c. Sa se scrie un algoritm care verifica daca cele trei numere pot fi laturile unui triunghi. In caz afirmativ, sa se determine si returneze aria triunghiului.<text:s/><text:line-break/><text:span text:style-name="T6">Solutie:</text:span><text:s/><text:line-break/><text:line-break/>Algoritm triunghi (a,b,c,p,t)<text:line-break/>a,b,c ;<text:tab/><text:tab/><text:span text:style-name="T7">//laturile triunghiului</text:span><text:line-break/>p<text:tab/><text:tab/><text:span text:style-name="T8">// semiperimetrul</text:span><text:span text:style-name="T9"><text:line-break/></text:span>t;<text:tab/><text:tab/><text:span text:style-name="T10">// aria triung</text:span><text:span text:style-name="T11">h</text:span><text:span text:style-name="T12">iului</text:span><text:span text:style-name="T13"><text:line-break/></text:span><text:line-break/>if (a &gt; 0 and b &gt; 0 and c &gt; 0 and a + b &gt; c and a + c &gt; b and b + c &gt; a)<text:line-break/>{<text:line-break/><text:s text:c="6"/>p = (a + b + c) / 2<text:line-break/><text:s text:c="6"/>a = sqrt(p * (p - a) * (p – b) * (p – c))<text:line-break/><text:s text:c="6"/>return a;<text:s/><text:line-break/>} else<text:line-break/>{<text:line-break/><text:s text:c="5"/>cout&lt;&lt;”The values are incorrect, cannot form triangle”;<text:line-break/>}<text:line-break/><text:line-break/>end Alg.</text:p>
      <text:list text:style-name="LFO39" text:continue-numbering="true">
        <text:list-item>
          <text:p text:style-name="P14">Ecuatia de gradul 2</text:p>
        </text:list-item>
      </text:list>
      <text:p text:style-name="P15">Se dau <text:s/>trei numere intrei a, b, c. Sa se scrie un algoritm care determina solutiile ecuatiei de gradul II:<text:s/><draw:frame draw:style-name="a0" text:anchor-type="as-char" svg:x="0in" svg:y="0in" svg:width="0.27083in" svg:height="0.19792in" style:rel-width="scale" style:rel-height="scale"><draw:object xlink:href="Object 1/" xlink:type="simple" xlink:show="embed" xlink:actuate="onLoad"/></draw:frame><text:span text:style-name="T16"><text:s/>+ bx + c = 0</text:span><text:span text:style-name="T17"><text:s/>.</text:span><text:span text:style-name="T18"><text:line-break/></text:span><text:span text:style-name="T19">Solutie:</text:span><text:span text:style-name="T20"><text:line-break/></text:span><text:span text:style-name="T21"><text:line-break/>Algoritm ecuatie (a,b,c)</text:span></text:p>
      <text:list text:style-name="LFO39" text:continue-numbering="true">
        <text:list-item>
          <text:p text:style-name="P22">Interval [a,b]</text:p>
        </text:list-item>
      </text:list>
      <text:p text:style-name="P23">Se dau trei numere naturale a,b,x. Sa se scrie un algoritm care verifica daca numarul x apartine intervalului [a,b]. Daca conditia este indeplinita se va returna 1, altfel 0.<text:line-break/><text:span text:style-name="T24">Solutie</text:span>:<text:s/><text:line-break/><text:line-break/>Algoritm interval<text:s/>(a,b,x)<text:line-break/>a,b,x<text:s/><text:tab/><text:tab/><text:span text:style-name="T25">// date intrare</text:span><text:line-break/><text:s/>if (x &gt; a &amp;&amp; x &lt; b)<text:line-break/>{<text:line-break/>Return 1;<text:line-break/>} else<text:line-break/>{<text:line-break/><text:s/>Return 0;<text:line-break/>}</text:p>
      <text:list text:style-name="LFO39" text:continue-numbering="true">
        <text:list-item>
          <text:p text:style-name="P26">Minimum</text:p>
        </text:list-item>
      </text:list>
      <text:p text:style-name="P27">Se dau trei numere natural a,b,c. Sa se scrie un algoritm care determina si returneaza minimul dintre cele trei numere.<text:line-break/><text:span text:style-name="T28">Solutie:</text:span><text:s/><text:line-break/><text:line-break/>Algoritm minimum (a,b,c)<text:line-break/>a,b,c<text:s/><text:tab/><text:tab/><text:span text:style-name="T29">// date intrare</text:span><text:line-break/>if ( a &lt; b &amp;&amp; a &lt; c)<text:line-break/>{<text:line-break/><text:s text:c="6"/>cout &lt;&lt; “Numarul ” &lt;&lt; a &lt;&lt; “ este cel mai mic”;<text:line-break/>}<text:s/><text:line-break/>else if (b &lt; a &amp;&amp; b &lt; c)<text:line-break/>{<text:line-break/><text:s text:c="5"/>cout &lt;&lt; “Numarul ” &lt;&lt; b &lt;&lt; “ este cel mai mic”;<text:line-break/>} else<text:line-break/>{<text:line-break/><text:s text:c="5"/>cout &lt;&lt; “Numarul ” &lt;&lt; c &lt;&lt; “ este cel mai mic”;<text:line-break/>}</text:p>
      <text:list text:style-name="LFO39" text:continue-numbering="true">
        <text:list-item>
          <text:p text:style-name="P30">Cifre impare</text:p>
        </text:list-item>
      </text:list>
      <text:p text:style-name="P31">Se da un numar natural de 3 cifre. Sa se scrie un algoritm care determina cate cifre impare contine numarul.<text:s/><text:line-break/><text:span text:style-name="T32">Solutie</text:span><text:span text:style-name="T33"><text:s/>(solutie originala, facuta/testata in C++</text:span><text:span text:style-name="T34"><text:s/>pentru ca mi-a fost mai usor asa</text:span><text:span text:style-name="T35"><text:s/>pe moment</text:span><text:span text:style-name="T36">)<text:s/></text:span><text:span text:style-name="T37">:</text:span><text:s/><text:line-break/><text:line-break/>Algoritm impar (n, numereImpare,<text:s/>cifr1, cifr2, cifr3)<text:line-break/><text:line-break/><text:span text:style-name="T38">int</text:span><text:span text:style-name="T39"><text:s/>n{};</text:span></text:p>
      <text:p text:style-name="P40"><text:span text:style-name="T41"><text:s text:c="4"/>cout<text:s/></text:span><text:span text:style-name="T42">&lt;&lt;</text:span><text:span text:style-name="T43"><text:s/></text:span><text:span text:style-name="T44">"Introdu un numar: "</text:span><text:span text:style-name="T45">;</text:span></text:p>
      <text:p text:style-name="P46"><text:span text:style-name="T47"><text:s text:c="4"/>cin<text:s/></text:span><text:span text:style-name="T48">&gt;&gt;</text:span><text:span text:style-name="T49"><text:s/>n;</text:span><text:span text:style-name="T50"><text:s/></text:span><text:span text:style-name="T51">// numar de la tastatura</text:span></text:p>
      <text:p text:style-name="P52"><text:span text:style-name="T53"><text:s text:c="4"/></text:span><text:span text:style-name="T54">int</text:span><text:span text:style-name="T55"><text:s/>numereImpare{};</text:span></text:p>
      <text:p text:style-name="P56"><text:span text:style-name="T57"><text:s text:c="4"/></text:span><text:span text:style-name="T58">int</text:span><text:span text:style-name="T59"><text:s/>cifr1 = n % 10;</text:span><text:span text:style-name="T60"><text:tab/></text:span><text:span text:style-name="T61"><text:tab/></text:span><text:span text:style-name="T62"><text:tab/></text:span><text:span text:style-name="T63">//primul numar</text:span></text:p>
      <text:p text:style-name="P64"><text:span text:style-name="T65"><text:s text:c="4"/></text:span><text:span text:style-name="T66">int</text:span><text:span text:style-name="T67"><text:s/>cifr2 = (n / 10) % 10;</text:span><text:span text:style-name="T68"><text:tab/></text:span><text:span text:style-name="T69"><text:tab/></text:span><text:span text:style-name="T70">//al doilea numar</text:span></text:p>
      <text:p text:style-name="P71"><text:span text:style-name="T72"><text:s text:c="4"/></text:span><text:span text:style-name="T73">int</text:span><text:span text:style-name="T74"><text:s/>cifr3 = ((n / 10) / 10) % 10;</text:span><text:span text:style-name="T75"><text:tab/></text:span><text:span text:style-name="T76">//al treilea numar</text:span></text:p>
      <text:p text:style-name="P77"/>
      <text:p text:style-name="P78"><text:span text:style-name="T79"><text:s text:c="4"/></text:span><text:span text:style-name="T80">if</text:span><text:span text:style-name="T81"><text:s/>(cifr1 % 2 == 1)</text:span></text:p>
      <text:p text:style-name="P82"><text:s text:c="4"/>{</text:p>
      <text:p text:style-name="P83"><text:span text:style-name="T84"><text:s text:c="8"/>cout<text:s/></text:span><text:span text:style-name="T85">&lt;&lt;</text:span><text:span text:style-name="T86"><text:s/></text:span><text:span text:style-name="T87">"Numarul "</text:span><text:span text:style-name="T88"><text:s/></text:span><text:span text:style-name="T89">&lt;&lt;</text:span><text:span text:style-name="T90"><text:s/>cifr1<text:s/></text:span><text:span text:style-name="T91">&lt;&lt;</text:span><text:span text:style-name="T92"><text:s/></text:span><text:span text:style-name="T93">" este impar"</text:span><text:span text:style-name="T94"><text:s/></text:span><text:span text:style-name="T95">&lt;&lt;</text:span><text:span text:style-name="T96"><text:s/></text:span><text:span text:style-name="T97">"\n"</text:span><text:span text:style-name="T98">;</text:span></text:p>
      <text:p text:style-name="P99"><text:s text:c="8"/>numereImpare = 1;</text:p>
      <text:p text:style-name="P100"><text:s text:c="8"/></text:p>
      <text:p text:style-name="P101"><text:s text:c="4"/>}</text:p>
      <text:p text:style-name="P102"><text:span text:style-name="T103"><text:s text:c="4"/></text:span><text:span text:style-name="T104">if</text:span><text:span text:style-name="T105"><text:s/>(cifr2 % 2 == 1)</text:span></text:p>
      <text:p text:style-name="P106"><text:s text:c="4"/>{</text:p>
      <text:p text:style-name="P107"><text:span text:style-name="T108"><text:s text:c="8"/>cout<text:s/></text:span><text:span text:style-name="T109">&lt;&lt;</text:span><text:span text:style-name="T110"><text:s/></text:span><text:span text:style-name="T111">"Numarul "</text:span><text:span text:style-name="T112"><text:s/></text:span><text:span text:style-name="T113">&lt;&lt;</text:span><text:span text:style-name="T114"><text:s/>cifr2<text:s/></text:span><text:span text:style-name="T115">&lt;&lt;</text:span><text:span text:style-name="T116"><text:s/></text:span><text:span text:style-name="T117">" este impar"</text:span><text:span text:style-name="T118"><text:s/></text:span><text:span text:style-name="T119">&lt;&lt;</text:span><text:span text:style-name="T120"><text:s/></text:span><text:span text:style-name="T121">"\n"</text:span><text:span text:style-name="T122">;</text:span></text:p>
      <text:p text:style-name="P123"><text:s text:c="8"/>numereImpare += 1;</text:p>
      <text:p text:style-name="P124"><text:s text:c="4"/>}</text:p>
      <text:p text:style-name="P125"><text:span text:style-name="T126"><text:s text:c="4"/></text:span><text:span text:style-name="T127">if</text:span><text:span text:style-name="T128"><text:s/>(cifr3 % 2 == 1)</text:span></text:p>
      <text:p text:style-name="P129"><text:s text:c="4"/>{</text:p>
      <text:p text:style-name="P130"><text:span text:style-name="T131"><text:s text:c="8"/>cout<text:s/></text:span><text:span text:style-name="T132">&lt;&lt;</text:span><text:span text:style-name="T133"><text:s/></text:span><text:span text:style-name="T134">"Numarul "</text:span><text:span text:style-name="T135"><text:s/></text:span><text:span text:style-name="T136">&lt;&lt;</text:span><text:span text:style-name="T137"><text:s/>cifr3<text:s/></text:span><text:span text:style-name="T138">&lt;&lt;</text:span><text:span text:style-name="T139"><text:s/></text:span><text:span text:style-name="T140">" este impar"</text:span><text:span text:style-name="T141"><text:s/></text:span><text:span text:style-name="T142">&lt;&lt;</text:span><text:span text:style-name="T143"><text:s/></text:span><text:span text:style-name="T144">"\n"</text:span><text:span text:style-name="T145">;</text:span></text:p>
      <text:p text:style-name="P146"><text:s text:c="8"/>numereImpare += 1;</text:p>
      <text:p text:style-name="P147"><text:s text:c="4"/>}</text:p>
      <text:p text:style-name="P148"><text:span text:style-name="T149"><text:s text:c="4"/>cout<text:s/></text:span><text:span text:style-name="T150">&lt;&lt;</text:span><text:span text:style-name="T151"><text:s/></text:span><text:span text:style-name="T152">"In total sunt "</text:span><text:span text:style-name="T153"><text:s/></text:span><text:span text:style-name="T154">&lt;&lt;</text:span><text:span text:style-name="T155"><text:s/>numereImpare<text:s/></text:span><text:span text:style-name="T156">&lt;&lt;</text:span><text:span text:style-name="T157"><text:s/></text:span><text:span text:style-name="T158">" de numere impare"</text:span><text:span text:style-name="T159">;</text:span></text:p>
      <text:p text:style-name="P160"/>
      <text:p text:style-name="P161"><text:span text:style-name="T162"><text:s text:c="4"/></text:span><text:span text:style-name="T163">if</text:span><text:span text:style-name="T164"><text:s/>(cifr1 % 2 == 0 &amp;&amp; cifr2 % 2 ==0 &amp;&amp; cifr3 % 2 == 0)</text:span></text:p>
      <text:p text:style-name="P165"><text:s text:c="4"/>{</text:p>
      <text:p text:style-name="P166"><text:span text:style-name="T167"><text:s text:c="8"/>cout<text:s/></text:span><text:span text:style-name="T168">&lt;&lt;</text:span><text:span text:style-name="T169"><text:s/></text:span><text:span text:style-name="T170">"Numarul introdus este format din numere pare"</text:span><text:span text:style-name="T171">;</text:span><text:span text:style-name="T172"><text:tab/></text:span><text:span text:style-name="T173">//test in caz ca nu<text:s/></text:span><text:span text:style-name="T174">exista</text:span><text:span text:style-name="T175"><text:s/>numere impare</text:span></text:p>
      <text:p text:style-name="P176"><text:s text:c="4"/>}</text:p>
      <text:list text:style-name="LFO39" text:continue-numbering="true">
        <text:list-item>
          <text:p text:style-name="P177">Cea mai mare valoare</text:p>
        </text:list-item>
      </text:list>
      <text:p text:style-name="P178">Se dau trei numere naturale a,b,c. Sa se scrie un algoritm care determina si returneaza cea mai mare valoare care se poate obtine prin inmultirea a doua dintre numere si adunarea rezultatului cu al treilea.<text:line-break/><text:span text:style-name="T179">Solutie:</text:span><text:line-break/><text:line-break/>Algoritm valoare (a,b,c, s1,s2,s3)<text:line-break/><text:line-break/>S1 = (a * b) + c;<text:tab/><text:tab/><text:span text:style-name="T180">// valoare S1</text:span><text:line-break/>S2 = (a * c) + b;<text:tab/><text:tab/><text:span text:style-name="T181">//valoare S2</text:span><text:line-break/>S3 = (b * c) + a;<text:tab/><text:tab/><text:span text:style-name="T182">//valoare S3</text:span><text:line-break/><text:line-break/>if(S1 &gt; S2 &amp;&amp; S1 &gt; S3)<text:line-break/>{<text:line-break/><text:s text:c="2"/>cout &lt;&lt; “Cel mai mare valoare este S1 de ” &lt;&lt; S1;<text:s/><text:tab/><text:tab/><text:span text:style-name="T183">//</text:span><text:span text:style-name="T184">comparatie</text:span><text:span text:style-name="T185"><text:s/>S</text:span><text:span text:style-name="T186">1</text:span><text:line-break/>return S1<text:line-break/>} else if (S2 &gt; S1 &amp;&amp; S2 &gt; S3)<text:line-break/>{<text:line-break/><text:s text:c="2"/>cout &lt;&lt; “Cel mai mare valoare este S2 de ” &lt;&lt; S2;<text:tab/><text:tab/><text:span text:style-name="T187">//</text:span><text:span text:style-name="T188">comparatie</text:span><text:span text:style-name="T189"><text:s/>S2</text:span><text:line-break/>return S2<text:line-break/>} else<text:s/><text:line-break/>{<text:line-break/><text:s text:c="2"/>cout &lt;&lt; “Cel mai mare valoare este S3 de ” &lt;&lt; S3;<text:s/><text:tab/><text:tab/><text:span text:style-name="T190">//</text:span><text:span text:style-name="T191">comparatie</text:span><text:span text:style-name="T192"><text:s/>S</text:span><text:span text:style-name="T193">3</text:span><text:line-break/>return S3<text:line-break/>{<text:line-break/><text:line-break/><text:span text:style-name="T194">end Alg.</text:span><text:line-break/><text:line-break/>COD:<text:s/><text:span text:style-name="T195">int</text:span><text:span text:style-name="T196"><text:s/>a,b,c,S1,S2,S3{};</text:span></text:p>
      <text:p text:style-name="P197"><text:span text:style-name="T198"><text:s text:c="4"/>cout<text:s/></text:span><text:span text:style-name="T199">&lt;&lt;</text:span><text:span text:style-name="T200"><text:s/></text:span><text:span text:style-name="T201">"Introdu un numar a: "</text:span><text:span text:style-name="T202">;</text:span></text:p>
      <text:p text:style-name="P203"><text:span text:style-name="T204"><text:s text:c="4"/>cin<text:s/></text:span><text:span text:style-name="T205">&gt;&gt;</text:span><text:span text:style-name="T206"><text:s/>a;</text:span></text:p>
      <text:p text:style-name="P207"><text:span text:style-name="T208"><text:s text:c="4"/>cout<text:s/></text:span><text:span text:style-name="T209">&lt;&lt;</text:span><text:span text:style-name="T210"><text:s/></text:span><text:span text:style-name="T211">"Introdu un numar b: "</text:span><text:span text:style-name="T212">;</text:span></text:p>
      <text:p text:style-name="P213"><text:span text:style-name="T214"><text:s text:c="4"/>cin<text:s/></text:span><text:span text:style-name="T215">&gt;&gt;</text:span><text:span text:style-name="T216"><text:s/>b;</text:span></text:p>
      <text:p text:style-name="P217"><text:span text:style-name="T218"><text:s text:c="4"/>cout<text:s/></text:span><text:span text:style-name="T219">&lt;&lt;</text:span><text:span text:style-name="T220"><text:s/></text:span><text:span text:style-name="T221">"Introdu un numar c: "</text:span><text:span text:style-name="T222">;</text:span></text:p>
      <text:p text:style-name="P223"><text:span text:style-name="T224"><text:s text:c="4"/>cin<text:s/></text:span><text:span text:style-name="T225">&gt;&gt;</text:span><text:span text:style-name="T226"><text:s/>c;</text:span></text:p>
      <text:p text:style-name="P227"><text:s text:c="4"/>S1 = (a * b) + c;</text:p>
      <text:p text:style-name="P228"><text:s text:c="4"/>S2 = (a * c) + b;</text:p>
      <text:p text:style-name="P229"><text:s text:c="4"/>S3 = (b * c) + a;</text:p>
      <text:p text:style-name="P230"/>
      <text:p text:style-name="P231"><text:span text:style-name="T232"><text:s text:c="4"/></text:span><text:span text:style-name="T233">if</text:span><text:span text:style-name="T234"><text:s/>(S1 &gt; S2 &amp;&amp; S1 &gt; S3)</text:span></text:p>
      <text:p text:style-name="P235"><text:s text:c="4"/>{</text:p>
      <text:p text:style-name="P236"><text:span text:style-name="T237"><text:s text:c="8"/>cout<text:s/></text:span><text:span text:style-name="T238">&lt;&lt;</text:span><text:span text:style-name="T239"><text:s/></text:span><text:span text:style-name="T240">"Cel mai mare valoare este S1 ((a*b)+c) de "</text:span><text:span text:style-name="T241"><text:s/></text:span><text:span text:style-name="T242">&lt;&lt;</text:span><text:span text:style-name="T243"><text:s/>S1;</text:span></text:p>
      <text:p text:style-name="P244"><text:s text:c="4"/>}</text:p>
      <text:p text:style-name="P245"><text:span text:style-name="T246"><text:s text:c="4"/></text:span><text:span text:style-name="T247">else</text:span><text:span text:style-name="T248"><text:s/></text:span><text:span text:style-name="T249">if</text:span><text:span text:style-name="T250"><text:s/>(S2 &gt; S1 &amp;&amp; S2 &gt; S3)</text:span></text:p>
      <text:p text:style-name="P251"><text:s text:c="4"/>{</text:p>
      <text:p text:style-name="P252"><text:span text:style-name="T253"><text:s text:c="8"/>cout<text:s/></text:span><text:span text:style-name="T254">&lt;&lt;</text:span><text:span text:style-name="T255"><text:s/></text:span><text:span text:style-name="T256">"Cel mai mare valoare este S2 ((a*c)+b) de "</text:span><text:span text:style-name="T257"><text:s/></text:span><text:span text:style-name="T258">&lt;&lt;</text:span><text:span text:style-name="T259"><text:s/>S2;</text:span></text:p>
      <text:p text:style-name="P260"><text:s text:c="4"/>}</text:p>
      <text:p text:style-name="P261"><text:span text:style-name="T262"><text:s text:c="4"/></text:span><text:span text:style-name="T263">else</text:span></text:p>
      <text:p text:style-name="P264"><text:s text:c="4"/>{</text:p>
      <text:p text:style-name="P265"><text:span text:style-name="T266"><text:s text:c="8"/>cout<text:s/></text:span><text:span text:style-name="T267">&lt;&lt;</text:span><text:span text:style-name="T268"><text:s/></text:span><text:span text:style-name="T269">"Cel mai mare valoare este S3 ((b*c)+a) de "</text:span><text:span text:style-name="T270"><text:s/></text:span><text:span text:style-name="T271">&lt;&lt;</text:span><text:span text:style-name="T272"><text:s/>S3;</text:span></text:p>
      <text:p text:style-name="Normal"><text:span text:style-name="T273"><text:s text:c="4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2222in" fo:line-height="125%" fo:background-color="transparent" style:tab-stop-distance="0.5in"/>
      <style:text-properties style:font-name="Roboto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CB8AC" fo:border-right="none" fo:padding-top="0in" fo:padding-left="0in" fo:padding-bottom="0.0138in" fo:padding-right="0in" style:shadow="none" fo:margin-top="0.25in" fo:margin-bottom="0.1666in"/>
      <style:text-properties style:font-name-asian="Times New Roman" style:font-name-complex="Times New Roman" fo:color="#000000" fo:font-size="12pt" style:font-size-asian="12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DF1010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.1388in"/>
      <style:text-properties style:font-name="Century Gothic" style:font-name-asian="Times New Roman" style:font-name-complex="Times New Roman" fo:color="#DF1010" fo:font-size="8pt" style:font-size-asian="8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940B0B" fo:font-size="8pt" style:font-size-asian="8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272727" fo:font-size="8pt" style:font-size-asian="8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end" fo:margin-bottom="0.0555in" fo:line-height="100%"/>
      <style:text-properties style:font-name="Century Gothic" style:font-name-asian="Times New Roman" style:font-name-complex="Times New Roman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entury Gothic" style:font-name-asian="Times New Roman" style:font-name-complex="Times New Roman" fo:letter-spacing="0.0104in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2pt" style:font-size-asian="12pt" style:font-size-complex="11pt"/>
    </style:style>
    <style:style style:name="Date" style:display-name="Date" style:family="paragraph" style:parent-style-name="Normal" style:next-style-name="Normal">
      <style:paragraph-properties fo:margin-bottom="0.5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DateChar" style:display-name="Date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ListBullet2" style:display-name="List Bullet 2" style:family="paragraph" style:parent-style-name="Normal" style:list-style-name="LFO7">
      <style:paragraph-properties fo:margin-bottom="0.0416in" fo:line-height="100%"/>
      <style:text-properties style:font-name="Century Gothic" style:font-name-asian="Times New Roman" style:font-name-complex="Times New Roman" fo:font-size="7pt" style:font-size-asian="7pt" style:font-size-complex="7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OnTrack" style:display-name="On Track" style:family="paragraph" style:parent-style-name="Normal" style:list-style-name="LFO11">
      <style:paragraph-properties fo:margin-bottom="0in" fo:line-height="12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AtRisk" style:display-name="At Risk" style:family="paragraph" style:parent-style-name="OnTrack" style:list-style-name="LFO24">
      <style:text-properties fo:hyphenate="false"/>
    </style:style>
    <style:style style:name="HighRisk" style:display-name="High Risk" style:family="paragraph" style:parent-style-name="OnTrack" style:list-style-name="LFO15">
      <style:text-properties fo:hyphenate="false"/>
    </style:style>
    <style:style style:name="OffTrack" style:display-name="Off Track" style:family="paragraph" style:parent-style-name="OnTrack" style:list-style-name="LFO17">
      <style:text-properties fo:hyphenate="false"/>
    </style:style>
    <style:style style:name="NoSpacing" style:display-name="No Spacing" style:family="paragraph">
      <style:paragraph-properties fo:margin-bottom="0in" fo:line-height="12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entury Gothic" style:font-name-asian="Times New Roman" style:font-name-complex="Times New Roman" fo:text-transform="uppercase" fo:color="#DF1010" fo:font-size="8pt" style:font-size-asian="8pt" style:font-size-complex="8pt" fo:hyphenate="false"/>
    </style:style>
    <style:style style:name="FooterChar" style:display-name="Footer Char" style:family="text" style:parent-style-name="DefaultParagraphFont">
      <style:text-properties style:font-name="Century Gothic" style:font-name-asian="Times New Roman" style:font-name-complex="Times New Roman" fo:text-transform="uppercase" fo:color="#DF1010" fo:font-size="8pt" style:font-size-asian="8pt" style:font-size-complex="8pt"/>
    </style:style>
    <style:style style:name="ListBullet" style:display-name="List Bullet" style:family="paragraph" style:parent-style-name="Normal" style:list-style-name="LFO26">
      <style:text-properties fo:hyphenate="false"/>
    </style:style>
    <style:style style:name="Heading4Char" style:display-name="Heading 4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 style:font-size-complex="8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940B0B" fo:font-size="8pt" style:font-size-asian="8pt"/>
    </style:style>
    <style:style style:name="Heading7Char" style:display-name="Heading 7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/>
    </style:style>
    <style:style style:name="Heading8Char" style:display-name="Heading 8 Char" style:family="text" style:parent-style-name="DefaultParagraphFont">
      <style:text-properties style:font-name="Century Gothic" style:font-name-asian="Times New Roman" style:font-name-complex="Times New Roman" fo:color="#272727" fo:font-size="8pt" style:font-size-asian="8pt" style:font-size-complex="10.5pt"/>
    </style:style>
    <style:style style:name="Heading9Char" style:display-name="Heading 9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DF1010"/>
    </style:style>
    <style:style style:name="IntenseQuote" style:display-name="Intense Quote" style:family="paragraph" style:parent-style-name="Normal" style:next-style-name="Normal">
      <style:paragraph-properties fo:border-top="0.0069in solid #DF1010" fo:border-left="none" fo:border-bottom="0.0069in solid #DF101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F101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F101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DF1010" fo:letter-spacing="0.0034in"/>
    </style:style>
    <style:style style:name="BlockText" style:display-name="Block Text" style:family="paragraph" style:parent-style-name="Normal">
      <style:paragraph-properties fo:border="0.0034in solid #DF101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F1010"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95A66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 2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Wingdings 2" fo:color="#8DBB7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 2" fo:color="#F0BB44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 2" fo:color="#F8943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 2" fo:color="#F24F4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 2" fo:color="#669748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11">
      <text:list-level-style-bullet text:level="1" text:style-name="WW_CharLFO11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 2" fo:color="#F0BB44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Wingdings 2" fo:color="#E06B08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5">
      <text:list-level-style-bullet text:level="1" text:style-name="WW_CharLFO15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 2" fo:color="#DF1010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17">
      <text:list-level-style-bullet text:level="1" text:style-name="WW_CharLFO17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 2" fo:color="#669748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 2" fo:color="#669748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 2" fo:color="#D59811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LFO24">
      <text:list-level-style-bullet text:level="1" text:style-name="WW_CharLFO24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5LVL1" style:family="text">
      <style:text-properties style:font-name="Wingdings 2" fo:color="#669748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Wingdings 2" fo:color="#D59811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 2" fo:color="#E06B08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 2" fo:color="#DF101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f24f4f" draw:opacity="100%" draw:stroke="solid" svg:stroke-width="0.01389in" svg:stroke-color="#b23838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C483D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1in"/>
      </style:footer-style>
    </style:page-layout>
    <style:style style:name="P2" style:parent-style-name="Footer" style:family="paragraph">
      <style:paragraph-properties>
        <style:tab-stops>
          <style:tab-stop style:type="right" style:position="7.5in"/>
        </style:tab-stops>
      </style:paragraph-properties>
    </style:style>
  </office:automatic-styles>
  <office:master-styles>
    <style:master-page style:name="MP0" style:page-layout-name="PL0">
      <style:footer>
        <text:p text:style-name="P2">Company Name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zanin</meta:initial-creator>
    <dc:creator>Radu Nicoleta</dc:creator>
    <meta:creation-date>2021-10-03T08:54:00Z</meta:creation-date>
    <dc:date>2021-10-03T11:00:00Z</dc:date>
    <meta:print-date>2012-12-03T18:15:00Z</meta:print-date>
    <meta:template xlink:href="Project%20status%20report%20(Red%20design).dotx" xlink:type="simple"/>
    <meta:editing-cycles>22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7" meta:word-count="577" meta:character-count="3920" meta:row-count="27" meta:non-whitespace-character-count="335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</mml:math>
</file>